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49766" officeooo:paragraph-rsid="00249766"/>
    </style:style>
    <style:style style:name="P2" style:family="paragraph" style:parent-style-name="Standard">
      <style:text-properties officeooo:rsid="0025ba2f" officeooo:paragraph-rsid="0025ba2f"/>
    </style:style>
    <style:style style:name="T1" style:family="text">
      <style:text-properties officeooo:rsid="002298c9"/>
    </style:style>
    <style:style style:name="T2" style:family="text">
      <style:text-properties officeooo:rsid="002497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atch3@mcalab3-HP-280-Pro-G6-Microtower-PC:~$ mysql -u mca074 -p -h 172.16.34.124</text:p>
      <text:p text:style-name="Standard">Enter password: </text:p>
      <text:p text:style-name="Standard">Welcome to the MySQL monitor. <text:s/>Commands end with ; or \g.</text:p>
      <text:p text:style-name="Standard">Your MySQL connection id is 143</text:p>
      <text:p text:style-name="Standard">Server version: 8.0.33-0ubuntu0.22.04.2 (Ubuntu)</text:p>
      <text:p text:style-name="Standard"/>
      <text:p text:style-name="Standard">Copyright (c) 2000, 2023, Oracle and/or its affiliates.</text:p>
      <text:p text:style-name="Standard"/>
      <text:p text:style-name="Standard">Oracle is a registered trademark of Oracle Corporation and/or its</text:p>
      <text:p text:style-name="Standard">affiliates. Other names may be trademarks of their respective</text:p>
      <text:p text:style-name="Standard">owners.</text:p>
      <text:p text:style-name="Standard"/>
      <text:p text:style-name="Standard">Type 'help;' or '\h' for help. Type '\c' to clear the current input statement.</text:p>
      <text:p text:style-name="Standard"/>
      <text:p text:style-name="Standard">mysql&gt; use mca074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ysql&gt; select * from vendors;</text:p>
      <text:p text:style-name="Standard">+------+----------+-----------+------------+</text:p>
      <text:p text:style-name="Standard">| v_no | v_name <text:s text:c="2"/>| v_add <text:s text:c="4"/>| v_phone <text:s text:c="3"/>|</text:p>
      <text:p text:style-name="Standard">+------+----------+-----------+------------+</text:p>
      <text:p text:style-name="Standard">| <text:s/>100 | priyanka | yelahanka | 9945761868 |</text:p>
      <text:p text:style-name="Standard">| <text:s/>200 | shivu <text:s text:c="3"/>| rrnagar <text:s text:c="2"/>| 9880395313 |</text:p>
      <text:p text:style-name="Standard">| <text:s/>300 | namratha | rrnagar <text:s text:c="2"/>| 9880654748 |</text:p>
      <text:p text:style-name="Standard">| <text:s/>400 | bharath <text:s/>| mathikere | 912345678 <text:s/>|</text:p>
      <text:p text:style-name="Standard">+------+----------+-----------+------------+</text:p>
      <text:p text:style-name="Standard">4 rows in set (0.00 sec)</text:p>
      <text:p text:style-name="Standard"/>
      <text:p text:style-name="Standard">mysql&gt; update vendors set v_no=1 where v_name='priyanka';</text:p>
      <text:p text:style-name="Standard">ERROR 1451 (23000): Cannot delete or update a parent row: a foreign key constraint fails (`mca074`.`install`, CONSTRAINT `install_ibfk_2` FOREIGN KEY (`v_no`) REFERENCES `vendors` (`v_no`))</text:p>
      <text:p text:style-name="Standard">mysql&gt; truncate table vendors;</text:p>
      <text:p text:style-name="Standard">ERROR 1701 (42000): Cannot truncate a table referenced in a foreign key constraint (`mca074`.`purchased_by`, CONSTRAINT `purchased_by_ibfk_2`)</text:p>
      <text:p text:style-name="Standard">mysql&gt; select v.v_name from vendors v,solar_panel p,install i where v.v_no=i.v_no and p.sp_no=i.sp_no and i.type='domestic' group by v.v_name</text:p>
      <text:p text:style-name="Standard">having count(v.v_no)&gt;max(v.v_no);</text:p>
      <text:p text:style-name="Standard">Empty set (0.00 sec)</text:p>
      <text:p text:style-name="Standard"/>
      <text:p text:style-name="Standard">mysql&gt; select * from vendors;</text:p>
      <text:p text:style-name="Standard">+------+----------+-----------+------------+</text:p>
      <text:p text:style-name="Standard">| v_no | v_name <text:s text:c="2"/>| v_add <text:s text:c="4"/>| v_phone <text:s text:c="3"/>|</text:p>
      <text:p text:style-name="Standard">+------+----------+-----------+------------+</text:p>
      <text:p text:style-name="Standard">| <text:s/>100 | priyanka | yelahanka | 9945761868 |</text:p>
      <text:p text:style-name="Standard">| <text:s/>200 | shivu <text:s text:c="3"/>| rrnagar <text:s text:c="2"/>| 9880395313 |</text:p>
      <text:p text:style-name="Standard">| <text:s/>300 | namratha | rrnagar <text:s text:c="2"/>| 9880654748 |</text:p>
      <text:p text:style-name="Standard">| <text:s/>400 | bharath <text:s/>| mathikere | 912345678 <text:s/>|</text:p>
      <text:p text:style-name="Standard">+------+----------+-----------+------------+</text:p>
      <text:p text:style-name="Standard">4 rows in set (0.00 sec)</text:p>
      <text:p text:style-name="Standard"><text:soft-page-break/></text:p>
      <text:p text:style-name="Standard">mysql&gt; select * from solar_panel;</text:p>
      <text:p text:style-name="Standard">+-------+------------+----------+--------+</text:p>
      <text:p text:style-name="Standard">| sp_no | sp_type <text:s text:c="3"/>| capacity | price <text:s/>|</text:p>
      <text:p text:style-name="Standard">+-------+------------+----------+--------+</text:p>
      <text:p text:style-name="Standard">| <text:s text:c="4"/>1 | domestic <text:s text:c="2"/>| 1000 <text:s text:c="4"/>| <text:s/>50000 |</text:p>
      <text:p text:style-name="Standard">| <text:s text:c="4"/>2 | domestic <text:s text:c="2"/>| 2000 <text:s text:c="4"/>| <text:s/>50000 |</text:p>
      <text:p text:style-name="Standard">| <text:s text:c="4"/>3 | commercial | 2000 <text:s text:c="4"/>| 100000 |</text:p>
      <text:p text:style-name="Standard">| <text:s text:c="4"/>4 | commercial | 3000 <text:s text:c="4"/>| 200000 |</text:p>
      <text:p text:style-name="Standard">+-------+------------+----------+--------+</text:p>
      <text:p text:style-name="Standard">4 rows in set (0.00 sec)</text:p>
      <text:p text:style-name="Standard"/>
      <text:p text:style-name="Standard">mysql&gt; select * from users;</text:p>
      <text:p text:style-name="Standard">+------+--------+-----------+</text:p>
      <text:p text:style-name="Standard">| u_no | u_name | u_add <text:s text:c="4"/>|</text:p>
      <text:p text:style-name="Standard">+------+--------+-----------+</text:p>
      <text:p text:style-name="Standard">| <text:s text:c="2"/>11 | ravi <text:s text:c="2"/>| yelahanka |</text:p>
      <text:p text:style-name="Standard">| <text:s text:c="2"/>12 | shashi | yelahanka |</text:p>
      <text:p text:style-name="Standard">| <text:s text:c="2"/>13 | rohit <text:s/>| rrnagar <text:s text:c="2"/>|</text:p>
      <text:p text:style-name="Standard">| <text:s text:c="2"/>14 | anhay <text:s/>| rrnagar <text:s text:c="2"/>|</text:p>
      <text:p text:style-name="Standard">+------+--------+-----------+</text:p>
      <text:p text:style-name="Standard">4 rows in set (0.00 sec)</text:p>
      <text:p text:style-name="Standard"/>
      <text:p text:style-name="Standard">mysql&gt; select * from install;</text:p>
      <text:p text:style-name="Standard">+-------+------+------+------------+------------+--------+</text:p>
      <text:p text:style-name="Standard">| sp_no | v_no | u_no | type <text:s text:c="6"/>| i_date <text:s text:c="4"/>| charge |</text:p>
      <text:p text:style-name="Standard">+-------+------+------+------------+------------+--------+</text:p>
      <text:p text:style-name="Standard">| <text:s text:c="4"/>1 | <text:s/>100 | <text:s text:c="2"/>11 | domestic <text:s text:c="2"/>| 2005-09-10 | <text:s/>24000 |</text:p>
      <text:p text:style-name="Standard">| <text:s text:c="4"/>2 | <text:s/>200 | <text:s text:c="2"/>12 | domestic <text:s text:c="2"/>| 2009-08-10 | <text:s/>25000 |</text:p>
      <text:p text:style-name="Standard">| <text:s text:c="4"/>2 | <text:s/>200 | <text:s text:c="2"/>13 | domestic <text:s text:c="2"/>| 2020-07-11 | <text:s/>26000 |</text:p>
      <text:p text:style-name="Standard">| <text:s text:c="4"/>2 | <text:s/>200 | <text:s text:c="2"/>14 | domestic <text:s text:c="2"/>| 2020-10-13 | <text:s/>45000 |</text:p>
      <text:p text:style-name="Standard">| <text:s text:c="4"/>3 | <text:s/>300 | <text:s text:c="2"/>13 | commercial | 2020-07-11 | <text:s/>26000 |</text:p>
      <text:p text:style-name="Standard">| <text:s text:c="4"/>4 | <text:s/>400 | <text:s text:c="2"/>14 | commercial | 2022-07-15 | <text:s/>30000 |</text:p>
      <text:p text:style-name="Standard">+-------+------+------+------------+------------+--------+</text:p>
      <text:p text:style-name="Standard">6 rows in set (0.00 sec)</text:p>
      <text:p text:style-name="Standard"/>
      <text:p text:style-name="Standard">mysql&gt; select v.v_name from vendors v,solar_panel p,install i where v.v_no=i.v_no and p.sp_no=i.sp_no and i.type='domestic' group by v.v_name</text:p>
      <text:p text:style-name="Standard">having count(v.v_no)&gt;2 from (select count(v.v_no) from install group by v.v_no));</text:p>
      <text:p text:style-name="Standard">ERROR 1064 (42000): You have an error in your SQL syntax; check the manual that corresponds to your MySQL server version for the right syntax to use near 'from (select count(v.v_no) from install group by v.v_no))' at line 1</text:p>
      <text:p text:style-name="Standard">mysql&gt; select v.v_name from vendors v,solar_panel p,install i where v.v_no=i.v_no and p.sp_no=i.sp_no and i.type='domestic' group by v.v_name</text:p>
      <text:p text:style-name="Standard">having count(v.v_no)&gt;2 from(select count(v.v_no) from install group by v.v_no));</text:p>
      <text:p text:style-name="Standard">ERROR 1064 (42000): You have an error in your SQL syntax; check the manual that corresponds to your MySQL server version for the right syntax to use near 'from(select count(v.v_no) from install group by v.v_no))' at line 1</text:p>
      <text:p text:style-name="Standard">mysql&gt; select v.v_name from vendors v,solar_panel p,install i where v.v_no=i.v_no and p.sp_no=i.sp_no and i.type='domestic' group by v.v_name</text:p>
      <text:p text:style-name="Standard">having count(v.v_no)&gt;2;</text:p>
      <text:p text:style-name="Standard">+--------+</text:p>
      <text:p text:style-name="Standard"><text:soft-page-break/>| v_name |</text:p>
      <text:p text:style-name="Standard">+--------+</text:p>
      <text:p text:style-name="Standard">| shivu <text:s/>|</text:p>
      <text:p text:style-name="Standard">+--------+</text:p>
      <text:p text:style-name="Standard">1 row in set (0.00 sec)</text:p>
      <text:p text:style-name="Standard"/>
      <text:p text:style-name="Standard">mysql&gt; select u.u_add from users u,install i,solar_panel p where u.u_no=i.u_no and p.sp_no=i.sp_no and p.capacity=(select max(p.capacity) from solar_panel p));</text:p>
      <text:p text:style-name="Standard">ERROR 1064 (42000): You have an error in your SQL syntax; check the manual that corresponds to your MySQL server version for the right syntax to use near ')' at line 1</text:p>
      <text:p text:style-name="Standard">mysql&gt; select u.u_add from users u,install i,solar_panel p where u.u_no=i.u_no and p.sp_no=i.sp_no and (select max(p.capacity) from solar_panel p));</text:p>
      <text:p text:style-name="Standard">ERROR 1064 (42000): You have an error in your SQL syntax; check the manual that corresponds to your MySQL server version for the right syntax to use near ')' at line 1</text:p>
      <text:p text:style-name="Standard">mysql&gt; select u.u_add from users u,install i,solar_panel p where u.u_no=i.u_no and p.sp_no=i.sp_no where p.capacity=(select max(p.capacity) fr</text:p>
      <text:p text:style-name="Standard">om solar_panel p));</text:p>
      <text:p text:style-name="Standard">ERROR 1064 (42000): You have an error in your SQL syntax; check the manual that corresponds to your MySQL server version for the right syntax to use near 'where p.capacity=(select max(p.capacity) from solar_panel p))' at line 1</text:p>
      <text:p text:style-name="Standard">mysql&gt; select u.u_add from users u,install i,solar_panel p where u.u_no=i.u_no and p.sp_no=i.sp_no and p.capacity=(select max(p.capacity) from solar_panel p));</text:p>
      <text:p text:style-name="Standard">ERROR 1064 (42000): You have an error in your SQL syntax; check the manual that corresponds to your MySQL server version for the right syntax to use near ')' at line 1</text:p>
      <text:p text:style-name="Standard">mysql&gt; select u.u_add from users,install i,solar_panel p where u.u_no=i.u_no and p.sp_no=i.sp_no and sp_no=i.sp_no and p.capacity=(select max(p.capacity) from solar_panel p);</text:p>
      <text:p text:style-name="Standard">ERROR 1054 (42S22): Unknown column 'u.u_add' in 'field list'</text:p>
      <text:p text:style-name="Standard">mysql&gt; select u.u_add from users,install i,solar_panel p where u.u_no=i.u_no and p.sp_no=i.sp_no and p.capacity=(select max(p.capacity) from solar_panel p);</text:p>
      <text:p text:style-name="Standard">ERROR 1054 (42S22): Unknown column 'u.u_add' in 'field list'</text:p>
      <text:p text:style-name="Standard">mysql&gt; select u.u_add from users u,install i,solar_panel p where u.u_no=i.u_no and p.sp_no=i.sp_no and p.capacity=(select max(p.capacity) from</text:p>
      <text:p text:style-name="Standard"><text:s/>solar_panel p);</text:p>
      <text:p text:style-name="Standard">+---------+</text:p>
      <text:p text:style-name="Standard">| u_add <text:s text:c="2"/>|</text:p>
      <text:p text:style-name="Standard">+---------+</text:p>
      <text:p text:style-name="Standard">| rrnagar |</text:p>
      <text:p text:style-name="Standard">+---------+</text:p>
      <text:p text:style-name="Standard">1 row in set (0.01 sec)</text:p>
      <text:p text:style-name="Standard"/>
      <text:p text:style-name="Standard">mysql&gt; select u.u_add from users u,install i,panel p where u.u_no=i.u_no and p.sp_no=i.sp_no and p.type='mono';</text:p>
      <text:p text:style-name="Standard">ERROR 1146 (42S02): Table 'mca074.panel' doesn't exist</text:p>
      <text:p text:style-name="Standard">mysql&gt; alter table solar_panel add type varcahr(20);</text:p>
      <text:p text:style-name="Standard">ERROR 1064 (42000): You have an error in your SQL syntax; check the manual that corresponds to your MySQL server version for the right syntax to use near 'varcahr(20)' at line 1</text:p>
      <text:p text:style-name="Standard">mysql&gt; alter table solar_panel add column type varcahr(20);</text:p>
      <text:p text:style-name="Standard">ERROR 1064 (42000): You have an error in your SQL syntax; check the manual that corresponds to your MySQL server version for the right syntax to use near 'varcahr(20)' at line 1</text:p>
      <text:p text:style-name="Standard">mysql&gt; alter solar_panel add column type varcahr(20);</text:p>
      <text:p text:style-name="Standard"><text:soft-page-break/>ERROR 1064 (42000): You have an error in your SQL syntax; check the manual that corresponds to your MySQL server version for the right syntax to use near 'solar_panel add column type varcahr(20)' at line 1</text:p>
      <text:p text:style-name="Standard">mysql&gt; alter solar_panel add type varcahr(20);</text:p>
      <text:p text:style-name="Standard">ERROR 1064 (42000): You have an error in your SQL syntax; check the manual that corresponds to your MySQL server version for the right syntax to use near 'solar_panel add type varcahr(20)' at line 1</text:p>
      <text:p text:style-name="Standard">mysql&gt; alter table solar_panel add type varchar(20);</text:p>
      <text:p text:style-name="Standard">Query OK, 0 rows affected (0.64 sec)</text:p>
      <text:p text:style-name="Standard">Records: 0 <text:s/>Duplicates: 0 <text:s/>Warnings: 0</text:p>
      <text:p text:style-name="Standard"/>
      <text:p text:style-name="Standard">mysql&gt; insert into table solar_panel(type) values('mono');</text:p>
      <text:p text:style-name="Standard">ERROR 1064 (42000): You have an error in your SQL syntax; check the manual that corresponds to your MySQL server version for the right syntax to use near 'table solar_panel(type) values('mono')' at line 1</text:p>
      <text:p text:style-name="Standard">mysql&gt; insert into table solar_panel(type) values('mono') where sp_no=1;</text:p>
      <text:p text:style-name="Standard">ERROR 1064 (42000): You have an error in your SQL syntax; check the manual that corresponds to your MySQL server version for the right syntax to use near 'table solar_panel(type) values('mono') where sp_no=1' at line 1</text:p>
      <text:p text:style-name="Standard">mysql&gt; insert into solar_panel(type) values('mono') where sp_no=1;</text:p>
      <text:p text:style-name="Standard">ERROR 1064 (42000): You have an error in your SQL syntax; check the manual that corresponds to your MySQL server version for the right syntax to use near 'where sp_no=1' at line 1</text:p>
      <text:p text:style-name="Standard">mysql&gt; insert into solar_panel(type) values('mono');</text:p>
      <text:p text:style-name="Standard">ERROR 1364 (HY000): Field 'sp_no' doesn't have a default value</text:p>
      <text:p text:style-name="Standard">mysql&gt; </text:p>
      <text:p text:style-name="Standard">mysql&gt; alter table solar_panel drop column type;</text:p>
      <text:p text:style-name="Standard">Query OK, 0 rows affected (0.38 sec)</text:p>
      <text:p text:style-name="Standard">Records: 0 <text:s/>Duplicates: 0 <text:s/>Warnings: 0</text:p>
      <text:p text:style-name="Standard"/>
      <text:p text:style-name="Standard">mysql&gt; alter table solar_panel add type varchar(20) default='mono';</text:p>
      <text:p text:style-name="Standard">ERROR 1064 (42000): You have an error in your SQL syntax; check the manual that corresponds to your MySQL server version for the right syntax to use near '='mono'' at line 1</text:p>
      <text:p text:style-name="Standard">mysql&gt; select * from solar_panel;</text:p>
      <text:p text:style-name="Standard">+-------+------------+----------+--------+</text:p>
      <text:p text:style-name="Standard">| sp_no | sp_type <text:s text:c="3"/>| capacity | price <text:s/>|</text:p>
      <text:p text:style-name="Standard">+-------+------------+----------+--------+</text:p>
      <text:p text:style-name="Standard">| <text:s text:c="4"/>1 | domestic <text:s text:c="2"/>| 1000 <text:s text:c="4"/>| <text:s/>50000 |</text:p>
      <text:p text:style-name="Standard">| <text:s text:c="4"/>2 | domestic <text:s text:c="2"/>| 2000 <text:s text:c="4"/>| <text:s/>50000 |</text:p>
      <text:p text:style-name="Standard">| <text:s text:c="4"/>3 | commercial | 2000 <text:s text:c="4"/>| 100000 |</text:p>
      <text:p text:style-name="Standard">| <text:s text:c="4"/>4 | commercial | 3000 <text:s text:c="4"/>| 200000 |</text:p>
      <text:p text:style-name="Standard">+-------+------------+----------+--------+</text:p>
      <text:p text:style-name="Standard">4 rows in set (0.01 sec)</text:p>
      <text:p text:style-name="Standard"/>
      <text:p text:style-name="Standard">mysql&gt; truncate table solar_panel;</text:p>
      <text:p text:style-name="Standard">ERROR 1701 (42000): Cannot truncate a table referenced in a foreign key constraint (`mca074`.`purchased_by`, CONSTRAINT `purchased_by_ibfk_1`)</text:p>
      <text:p text:style-name="Standard">mysql&gt; alter table solar_panel add type varchar(20);</text:p>
      <text:p text:style-name="Standard">Query OK, 0 rows affected (0.37 sec)</text:p>
      <text:p text:style-name="Standard">Records: 0 <text:s/>Duplicates: 0 <text:s/>Warnings: 0</text:p>
      <text:p text:style-name="Standard"/>
      <text:p text:style-name="Standard">mysql&gt; select * from solar_panel;</text:p>
      <text:p text:style-name="Standard">+-------+------------+----------+--------+------+</text:p>
      <text:p text:style-name="Standard"><text:soft-page-break/>| sp_no | sp_type <text:s text:c="3"/>| capacity | price <text:s/>| type |</text:p>
      <text:p text:style-name="Standard">+-------+------------+----------+--------+------+</text:p>
      <text:p text:style-name="Standard">| <text:s text:c="4"/>1 | domestic <text:s text:c="2"/>| 1000 <text:s text:c="4"/>| <text:s/>50000 | NULL |</text:p>
      <text:p text:style-name="Standard">| <text:s text:c="4"/>2 | domestic <text:s text:c="2"/>| 2000 <text:s text:c="4"/>| <text:s/>50000 | NULL |</text:p>
      <text:p text:style-name="Standard">| <text:s text:c="4"/>3 | commercial | 2000 <text:s text:c="4"/>| 100000 | NULL |</text:p>
      <text:p text:style-name="Standard">| <text:s text:c="4"/>4 | commercial | 3000 <text:s text:c="4"/>| 200000 | NULL |</text:p>
      <text:p text:style-name="Standard">+-------+------------+----------+--------+------+</text:p>
      <text:p text:style-name="Standard">4 rows in set (0.00 sec)</text:p>
      <text:p text:style-name="Standard"/>
      <text:p text:style-name="Standard">mysql&gt; insert into solar_panel vales(5,'commercial',2000,50000,'mono');</text:p>
      <text:p text:style-name="Standard">ERROR 1064 (42000): You have an error in your SQL syntax; check the manual that corresponds to your MySQL server version for the right syntax to use near 'vales(5,'commercial',2000,50000,'mono')' at line 1</text:p>
      <text:p text:style-name="Standard">mysql&gt; insert into solar_panel values(5,'commercial',2000,50000,'mono');</text:p>
      <text:p text:style-name="Standard">Query OK, 1 row affected (0.10 sec)</text:p>
      <text:p text:style-name="Standard"/>
      <text:p text:style-name="Standard">mysql&gt; insert into solar_panel values(6,'commercial',3000,50000,'mono');</text:p>
      <text:p text:style-name="Standard">Query OK, 1 row affected (0.10 sec)</text:p>
      <text:p text:style-name="Standard"/>
      <text:p text:style-name="Standard">mysql&gt; insert into solar_panel values(7,'commercial',1000,50000,'poly');</text:p>
      <text:p text:style-name="Standard">Query OK, 1 row affected (0.08 sec)</text:p>
      <text:p text:style-name="Standard"/>
      <text:p text:style-name="Standard">mysql&gt; select u.u_add from users u,install i,panel p where u.u_no=i.u_no and p.sp_no=i.sp_no and p.type='mono';</text:p>
      <text:p text:style-name="Standard">ERROR 1146 (42S02): Table 'mca074.panel' doesn't exist</text:p>
      <text:p text:style-name="Standard">mysql&gt; select u.u_add from users u,install i,solar_panel p where u.u_no=i.u_no and p.sp_no=i.sp_no and p.type='mono';</text:p>
      <text:p text:style-name="Standard">Empty set (0.00 sec)</text:p>
      <text:p text:style-name="Standard"/>
      <text:p text:style-name="Standard">mysql&gt; select * from solar_panel;</text:p>
      <text:p text:style-name="Standard">+-------+------------+----------+--------+------+</text:p>
      <text:p text:style-name="Standard">| sp_no | sp_type <text:s text:c="3"/>| capacity | price <text:s/>| type |</text:p>
      <text:p text:style-name="Standard">+-------+------------+----------+--------+------+</text:p>
      <text:p text:style-name="Standard">| <text:s text:c="4"/>1 | domestic <text:s text:c="2"/>| 1000 <text:s text:c="4"/>| <text:s/>50000 | NULL |</text:p>
      <text:p text:style-name="Standard">| <text:s text:c="4"/>2 | domestic <text:s text:c="2"/>| 2000 <text:s text:c="4"/>| <text:s/>50000 | NULL |</text:p>
      <text:p text:style-name="Standard">| <text:s text:c="4"/>3 | commercial | 2000 <text:s text:c="4"/>| 100000 | NULL |</text:p>
      <text:p text:style-name="Standard">| <text:s text:c="4"/>4 | commercial | 3000 <text:s text:c="4"/>| 200000 | NULL |</text:p>
      <text:p text:style-name="Standard">| <text:s text:c="4"/>5 | commercial | 2000 <text:s text:c="4"/>| <text:s/>50000 | mono |</text:p>
      <text:p text:style-name="Standard">| <text:s text:c="4"/>6 | commercial | 3000 <text:s text:c="4"/>| <text:s/>50000 | mono |</text:p>
      <text:p text:style-name="Standard">| <text:s text:c="4"/>7 | commercial | 1000 <text:s text:c="4"/>| <text:s/>50000 | poly |</text:p>
      <text:p text:style-name="Standard">+-------+------------+----------+--------+------+</text:p>
      <text:p text:style-name="Standard">7 rows in set (0.00 sec)</text:p>
      <text:p text:style-name="Standard"/>
      <text:p text:style-name="Standard">mysql&gt; select * from install;</text:p>
      <text:p text:style-name="Standard">+-------+------+------+------------+------------+--------+</text:p>
      <text:p text:style-name="Standard">| sp_no | v_no | u_no | type <text:s text:c="6"/>| i_date <text:s text:c="4"/>| charge |</text:p>
      <text:p text:style-name="Standard">+-------+------+------+------------+------------+--------+</text:p>
      <text:p text:style-name="Standard">| <text:s text:c="4"/>1 | <text:s/>100 | <text:s text:c="2"/>11 | domestic <text:s text:c="2"/>| 2005-09-10 | <text:s/>24000 |</text:p>
      <text:p text:style-name="Standard">| <text:s text:c="4"/>2 | <text:s/>200 | <text:s text:c="2"/>12 | domestic <text:s text:c="2"/>| 2009-08-10 | <text:s/>25000 |</text:p>
      <text:p text:style-name="Standard">| <text:s text:c="4"/>2 | <text:s/>200 | <text:s text:c="2"/>13 | domestic <text:s text:c="2"/>| 2020-07-11 | <text:s/>26000 |</text:p>
      <text:p text:style-name="Standard">| <text:s text:c="4"/>2 | <text:s/>200 | <text:s text:c="2"/>14 | domestic <text:s text:c="2"/>| 2020-10-13 | <text:s/>45000 |</text:p>
      <text:p text:style-name="Standard">| <text:s text:c="4"/>3 | <text:s/>300 | <text:s text:c="2"/>13 | commercial | 2020-07-11 | <text:s/>26000 |</text:p>
      <text:p text:style-name="Standard"><text:soft-page-break/>| <text:s text:c="4"/>4 | <text:s/>400 | <text:s text:c="2"/>14 | commercial | 2022-07-15 | <text:s/>30000 |</text:p>
      <text:p text:style-name="Standard">+-------+------+------+------------+------------+--------+</text:p>
      <text:p text:style-name="Standard">6 rows in set (0.00 sec)</text:p>
      <text:p text:style-name="Standard"/>
      <text:p text:style-name="Standard">mysql&gt; insert into install values</text:p>
      <text:p text:style-name="Standard"><text:s text:c="4"/>-&gt; (~;</text:p>
      <text:p text:style-name="Standard">ERROR 1064 (42000): You have an error in your SQL syntax; check the manual that corresponds to your MySQL server version for the right syntax to use near '' at line 2</text:p>
      <text:p text:style-name="Standard">mysql&gt; insert into install values(5,200,11,'2023-07-09','40000');</text:p>
      <text:p text:style-name="Standard">ERROR 1136 (21S01): Column count doesn't match value count at row 1</text:p>
      <text:p text:style-name="Standard">mysql&gt; insert into install values(5,200,11,'domestic','2023-07-09','40000');</text:p>
      <text:p text:style-name="Standard">Query OK, 1 row affected (0.08 sec)</text:p>
      <text:p text:style-name="Standard"/>
      <text:p text:style-name="Standard">mysql&gt; insert into install values(6,200,12,'domestic','2023-07-09','40000');</text:p>
      <text:p text:style-name="Standard">Query OK, 1 row affected (0.09 sec)</text:p>
      <text:p text:style-name="Standard"/>
      <text:p text:style-name="Standard">mysql&gt; select u.u_add from users u,install i,solar_panel p where u.u_no=i.u_no and p.sp_no=i.sp_no and p.type='mono';</text:p>
      <text:p text:style-name="Standard">+-----------+</text:p>
      <text:p text:style-name="Standard">| u_add <text:s text:c="4"/>|</text:p>
      <text:p text:style-name="Standard">+-----------+</text:p>
      <text:p text:style-name="Standard">| yelahanka |</text:p>
      <text:p text:style-name="Standard">| yelahanka |</text:p>
      <text:p text:style-name="Standard">+-----------+</text:p>
      <text:p text:style-name="Standard">2 rows in set (0.00 sec)</text:p>
      <text:p text:style-name="Standard"/>
      <text:p text:style-name="Standard">mysql&gt; select * from install;</text:p>
      <text:p text:style-name="Standard">+-------+------+------+------------+------------+--------+</text:p>
      <text:p text:style-name="Standard">| sp_no | v_no | u_no | type <text:s text:c="6"/>| i_date <text:s text:c="4"/>| charge |</text:p>
      <text:p text:style-name="Standard">+-------+------+------+------------+------------+--------+</text:p>
      <text:p text:style-name="Standard">| <text:s text:c="4"/>1 | <text:s/>100 | <text:s text:c="2"/>11 | domestic <text:s text:c="2"/>| 2005-09-10 | <text:s/>24000 |</text:p>
      <text:p text:style-name="Standard">| <text:s text:c="4"/>2 | <text:s/>200 | <text:s text:c="2"/>12 | domestic <text:s text:c="2"/>| 2009-08-10 | <text:s/>25000 |</text:p>
      <text:p text:style-name="Standard">| <text:s text:c="4"/>2 | <text:s/>200 | <text:s text:c="2"/>13 | domestic <text:s text:c="2"/>| 2020-07-11 | <text:s/>26000 |</text:p>
      <text:p text:style-name="Standard">| <text:s text:c="4"/>2 | <text:s/>200 | <text:s text:c="2"/>14 | domestic <text:s text:c="2"/>| 2020-10-13 | <text:s/>45000 |</text:p>
      <text:p text:style-name="Standard">| <text:s text:c="4"/>3 | <text:s/>300 | <text:s text:c="2"/>13 | commercial | 2020-07-11 | <text:s/>26000 |</text:p>
      <text:p text:style-name="Standard">| <text:s text:c="4"/>4 | <text:s/>400 | <text:s text:c="2"/>14 | commercial | 2022-07-15 | <text:s/>30000 |</text:p>
      <text:p text:style-name="Standard">| <text:s text:c="4"/>5 | <text:s/>200 | <text:s text:c="2"/>11 | domestic <text:s text:c="2"/>| 2023-07-09 | <text:s/>40000 |</text:p>
      <text:p text:style-name="Standard">| <text:s text:c="4"/>6 | <text:s/>200 | <text:s text:c="2"/>12 | domestic <text:s text:c="2"/>| 2023-07-09 | <text:s/>40000 |</text:p>
      <text:p text:style-name="Standard">+-------+------+------+------------+------------+--------+</text:p>
      <text:p text:style-name="Standard">8 rows in set (0.00 sec)</text:p>
      <text:p text:style-name="Standard"/>
      <text:p text:style-name="Standard">mysql&gt; select v.* from vendors v,install i,solar_panel p where p.sp_no=i.sp_no and v.v_no=i.v_no and i.date=(select min(date) from install i);</text:p>
      <text:p text:style-name="Standard"/>
      <text:p text:style-name="Standard">ERROR 1054 (42S22): Unknown column 'i.date' in 'where clause'</text:p>
      <text:p text:style-name="Standard">mysql&gt; select v.* from vendors v,install i,solar_panel p where p.sp_no=i.sp_no and v.v_no=i.v_no and i.i_date=(select min(i_date) from install</text:p>
      <text:p text:style-name="Standard"><text:s/>i);</text:p>
      <text:p text:style-name="Standard">+------+----------+-----------+------------+</text:p>
      <text:p text:style-name="Standard">| v_no | v_name <text:s text:c="2"/>| v_add <text:s text:c="4"/>| v_phone <text:s text:c="3"/>|</text:p>
      <text:p text:style-name="Standard">+------+----------+-----------+------------+</text:p>
      <text:p text:style-name="Standard">| <text:s/>100 | priyanka | yelahanka | 9945761868 |</text:p>
      <text:p text:style-name="Standard"><text:soft-page-break/>+------+----------+-----------+------------+</text:p>
      <text:p text:style-name="Standard">1 row in set (0.00 sec)</text:p>
      <text:p text:style-name="Standard"/>
      <text:p text:style-name="Standard">mysql&gt; select avg(i.charge) as average from users u,solar_panel p,install i where i.sp_no=p.sp_no and i.type='commercial' group by i.charge having avg(i.charge);</text:p>
      <text:p text:style-name="Standard">+------------+</text:p>
      <text:p text:style-name="Standard">| average <text:s text:c="3"/>|</text:p>
      <text:p text:style-name="Standard">+------------+</text:p>
      <text:p text:style-name="Standard">| 30000.0000 |</text:p>
      <text:p text:style-name="Standard">| 26000.0000 |</text:p>
      <text:p text:style-name="Standard">+------------+</text:p>
      <text:p text:style-name="Standard">2 rows in set (0.00 sec)</text:p>
      <text:p text:style-name="Standard"/>
      <text:p text:style-name="Standard">mysql&gt; select u.u_add as address,sum(i.charge) as total from users u,install i,panel p where u.u_no=i.u_no and p.sp_no=i.sp_no and p.type='poly' and exists (select u.u_add from user u,install i,solar_panel p where u.u_no=i.u_no and p.type='mono') group by u.u_add);</text:p>
      <text:p text:style-name="Standard">ERROR 1064 (42000): You have an error in your SQL syntax; check the manual that corresponds to your MySQL server version for the right syntax to use near ')' at line 1</text:p>
      <text:p text:style-name="Standard">mysql&gt; select u.u_add as address,sum(i.charge) as total from users u,install i,panel p where u.u_no=i.u_no and p.sp_no=i.sp_no and p.type='poly' and exists (select u.u_add from users u,install i,solar_panel p where u.u_no=i.u_no and p.type='mono') group by u.u_add);</text:p>
      <text:p text:style-name="Standard">ERROR 1064 (42000): You have an error in your SQL syntax; check the manual that corresponds to your MySQL server version for the right syntax to use near ')' at line 1</text:p>
      <text:p text:style-name="Standard">mysql&gt; select u.u_add as address,sum(i.charge) as total from users u,install i,solar_panel p where u.u_no=i.u_no and p.sp_no=i.sp_no and p.type='poly' and exists (select u.u_add from users u,install i,solar_panel p where u.u_no=i.u_no and p.type='mono') group by u.u_add);</text:p>
      <text:p text:style-name="Standard">ERROR 1064 (42000): You have an error in your SQL syntax; check the manual that corresponds to your MySQL server version for the right syntax to use near ')' at line 1</text:p>
      <text:p text:style-name="Standard">mysql&gt; select u.u_add as address,sum(i.charge) as total from users u,install i,solar_panel p where u.u_no=i.u_no and p.sp_no=i.sp_no and p.type='poly' and exists(select u.u_add from users u,install i,solar_panel p where u.u_no=i.u_no and p.type='mono') group by u.u_add);</text:p>
      <text:p text:style-name="Standard">ERROR 1064 (42000): You have an error in your SQL syntax; check the manual that corresponds to your MySQL server version for the right syntax to use near ')' at line 1</text:p>
      <text:p text:style-name="Standard">mysql&gt; select u.u_add as address,sum(i.charge) as total from users u,install i,solar_panel p where u.u_no=i.u_no and p.sp_no=i.sp_no and p.type='poly' and exists in(select u.u_add from users u,install i,solar_panel p where u.u_no=i.u_no and p.type='mono') group by u.u_add);</text:p>
      <text:p text:style-name="Standard">ERROR 1064 (42000): You have an error in your SQL syntax; check the manual that corresponds to your MySQL server version for the right syntax to use near 'in(select u.u_add from users u,install i,solar_panel p where u.u_no=i.u_no and p' at line 1</text:p>
      <text:p text:style-name="Standard">mysql&gt; select u.u_add as address,sum(i.charge) as total from users u,install i,solar_panel p where u.u_no=i.u_no and p.sp_no=i.sp_no and p.type='poly' and exists (select u.u_add from users u,install i,solar_panel p where u.u_no=i.u_no and p.type='mono') group by u.u_add);</text:p>
      <text:p text:style-name="Standard">ERROR 1064 (42000): You have an error in your SQL syntax; check the manual that corresponds to your MySQL server version for the right syntax to use near ')' at line 1</text:p>
      <text:p text:style-name="Standard">mysql&gt; </text:p>
      <text:p text:style-name="Standard">mysql&gt; </text:p>
      <text:p text:style-name="Standard">mysql&gt; </text:p>
      <text:p text:style-name="Standard">mysql&gt; </text:p>
      <text:p text:style-name="Standard">mysql&gt; select v.v_name from vendors v,solar_panel p,install i where v.v_no=i.v_no and p.sp_no=i.sp_no and i.type='domestic' group by v.v_name</text:p>
      <text:p text:style-name="Standard"><text:s text:c="4"/>-&gt; having count(v.v_no)&gt;2;</text:p>
      <text:p text:style-name="Standard">+--------+</text:p>
      <text:p text:style-name="Standard"><text:soft-page-break/>| v_name |</text:p>
      <text:p text:style-name="Standard">+--------+</text:p>
      <text:p text:style-name="Standard">| shivu <text:s/>|</text:p>
      <text:p text:style-name="Standard">+--------+</text:p>
      <text:p text:style-name="Standard">1 row in set (0.00 sec)</text:p>
      <text:p text:style-name="Standard"/>
      <text:p text:style-name="Standard">mysql&gt; select u.u_add from users u,install i,solar_panel p where u.u_no=i.u_no and p.sp_no=i.sp_no and p.capacity=(select max(p.capacity) from </text:p>
      <text:p text:style-name="Standard"><text:s text:c="4"/>-&gt; <text:s/>solar_panel p);</text:p>
      <text:p text:style-name="Standard">+-----------+</text:p>
      <text:p text:style-name="Standard">| u_add <text:s text:c="4"/>|</text:p>
      <text:p text:style-name="Standard">+-----------+</text:p>
      <text:p text:style-name="Standard">| rrnagar <text:s text:c="2"/>|</text:p>
      <text:p text:style-name="Standard">| yelahanka |</text:p>
      <text:p text:style-name="Standard">+-----------+</text:p>
      <text:p text:style-name="Standard">2 rows in set (0.00 sec)</text:p>
      <text:p text:style-name="Standard"/>
      <text:p text:style-name="Standard">mysql&gt; select u.u_add from users u,install i,solar_panel p where u.u_no=i.u_no and p.sp_no=i.sp_no and p.type='mono';</text:p>
      <text:p text:style-name="Standard">+-----------+</text:p>
      <text:p text:style-name="Standard">| u_add <text:s text:c="4"/>|</text:p>
      <text:p text:style-name="Standard">+-----------+</text:p>
      <text:p text:style-name="Standard">| yelahanka |</text:p>
      <text:p text:style-name="Standard">| yelahanka |</text:p>
      <text:p text:style-name="Standard">+-----------+</text:p>
      <text:p text:style-name="Standard">2 rows in set (0.00 sec)</text:p>
      <text:p text:style-name="Standard"/>
      <text:p text:style-name="Standard">mysql&gt; select v.* from vendors v,install i,solar_panel p where p.sp_no=i.sp_no and v.v_no=i.v_no and i.i_date=(select min(i_date) from install </text:p>
      <text:p text:style-name="Standard"><text:s text:c="4"/>-&gt; <text:s/>i);</text:p>
      <text:p text:style-name="Standard">+------+----------+-----------+------------+</text:p>
      <text:p text:style-name="Standard">| v_no | v_name <text:s text:c="2"/>| v_add <text:s text:c="4"/>| v_phone <text:s text:c="3"/>|</text:p>
      <text:p text:style-name="Standard">+------+----------+-----------+------------+</text:p>
      <text:p text:style-name="Standard">| <text:s/>100 | priyanka | yelahanka | 9945761868 |</text:p>
      <text:p text:style-name="Standard">+------+----------+-----------+------------+</text:p>
      <text:p text:style-name="Standard">1 row in set (0.00 sec)</text:p>
      <text:p text:style-name="Standard"/>
      <text:p text:style-name="Standard">mysql&gt; select avg(i.charge) as average from users u,solar_panel p,install i where i.sp_no=p.sp_no and i.type='commercial' group by i.charge having avg(i.charge);</text:p>
      <text:p text:style-name="Standard">+------------+</text:p>
      <text:p text:style-name="Standard">| average <text:s text:c="3"/>|</text:p>
      <text:p text:style-name="Standard">+------------+</text:p>
      <text:p text:style-name="Standard">| 30000.0000 |</text:p>
      <text:p text:style-name="Standard">| 26000.0000 |</text:p>
      <text:p text:style-name="Standard">+------------+</text:p>
      <text:p text:style-name="Standard">2 rows in set (0.00 sec)</text:p>
      <text:p text:style-name="Standard"/>
      <text:p text:style-name="Standard">mysql&gt; select * from users;</text:p>
      <text:p text:style-name="Standard">+------+--------+-----------+</text:p>
      <text:p text:style-name="Standard">| u_no | u_name | u_add <text:s text:c="4"/>|</text:p>
      <text:p text:style-name="Standard">+------+--------+-----------+</text:p>
      <text:p text:style-name="Standard">| <text:s text:c="2"/>11 | ravi <text:s text:c="2"/>| yelahanka |</text:p>
      <text:p text:style-name="Standard"><text:soft-page-break/>| <text:s text:c="2"/>12 | shashi | yelahanka |</text:p>
      <text:p text:style-name="Standard">| <text:s text:c="2"/>13 | rohit <text:s/>| rrnagar <text:s text:c="2"/>|</text:p>
      <text:p text:style-name="Standard">| <text:s text:c="2"/>14 | anhay <text:s/>| rrnagar <text:s text:c="2"/>|</text:p>
      <text:p text:style-name="Standard">+------+--------+-----------+</text:p>
      <text:p text:style-name="Standard">4 rows in set (0.00 sec)</text:p>
      <text:p text:style-name="Standard"/>
      <text:p text:style-name="Standard">mysql&gt; select * from vendors;</text:p>
      <text:p text:style-name="Standard">+------+----------+-----------+------------+</text:p>
      <text:p text:style-name="Standard">| v_no | v_name <text:s text:c="2"/>| v_add <text:s text:c="4"/>| v_phone <text:s text:c="3"/>|</text:p>
      <text:p text:style-name="Standard">+------+----------+-----------+------------+</text:p>
      <text:p text:style-name="Standard">| <text:s/>100 | priyanka | yelahanka | 9945761868 |</text:p>
      <text:p text:style-name="Standard">| <text:s/>200 | shivu <text:s text:c="3"/>| rrnagar <text:s text:c="2"/>| 9880395313 |</text:p>
      <text:p text:style-name="Standard">| <text:s/>300 | namratha | rrnagar <text:s text:c="2"/>| 9880654748 |</text:p>
      <text:p text:style-name="Standard">| <text:s/>400 | bharath <text:s/>| mathikere | 912345678 <text:s/>|</text:p>
      <text:p text:style-name="Standard">+------+----------+-----------+------------+</text:p>
      <text:p text:style-name="Standard">4 rows in set (0.00 sec)</text:p>
      <text:p text:style-name="Standard"/>
      <text:p text:style-name="Standard">mysql&gt; select * from solar_panel;</text:p>
      <text:p text:style-name="Standard">+-------+------------+----------+--------+------+</text:p>
      <text:p text:style-name="Standard">| sp_no | sp_type <text:s text:c="3"/>| capacity | price <text:s/>| type |</text:p>
      <text:p text:style-name="Standard">+-------+------------+----------+--------+------+</text:p>
      <text:p text:style-name="Standard">| <text:s text:c="4"/>1 | domestic <text:s text:c="2"/>| 1000 <text:s text:c="4"/>| <text:s/>50000 | NULL |</text:p>
      <text:p text:style-name="Standard">| <text:s text:c="4"/>2 | domestic <text:s text:c="2"/>| 2000 <text:s text:c="4"/>| <text:s/>50000 | NULL |</text:p>
      <text:p text:style-name="Standard">| <text:s text:c="4"/>3 | commercial | 2000 <text:s text:c="4"/>| 100000 | NULL |</text:p>
      <text:p text:style-name="Standard">| <text:s text:c="4"/>4 | commercial | 3000 <text:s text:c="4"/>| 200000 | NULL |</text:p>
      <text:p text:style-name="Standard">| <text:s text:c="4"/>5 | commercial | 2000 <text:s text:c="4"/>| <text:s/>50000 | mono |</text:p>
      <text:p text:style-name="Standard">| <text:s text:c="4"/>6 | commercial | 3000 <text:s text:c="4"/>| <text:s/>50000 | mono |</text:p>
      <text:p text:style-name="Standard">| <text:s text:c="4"/>7 | commercial | 1000 <text:s text:c="4"/>| <text:s/>50000 | poly |</text:p>
      <text:p text:style-name="Standard">+-------+------------+----------+--------+------+</text:p>
      <text:p text:style-name="Standard">7 rows in set (0.00 sec)</text:p>
      <text:p text:style-name="Standard"/>
      <text:p text:style-name="Standard">mysql&gt; select * from install;</text:p>
      <text:p text:style-name="Standard">+-------+------+------+------------+------------+--------+</text:p>
      <text:p text:style-name="Standard">| sp_no | v_no | u_no | type <text:s text:c="6"/>| i_date <text:s text:c="4"/>| charge |</text:p>
      <text:p text:style-name="Standard">+-------+------+------+------------+------------+--------+</text:p>
      <text:p text:style-name="Standard">| <text:s text:c="4"/>1 | <text:s/>100 | <text:s text:c="2"/>11 | domestic <text:s text:c="2"/>| 2005-09-10 | <text:s/>24000 |</text:p>
      <text:p text:style-name="Standard">| <text:s text:c="4"/>2 | <text:s/>200 | <text:s text:c="2"/>12 | domestic <text:s text:c="2"/>| 2009-08-10 | <text:s/>25000 |</text:p>
      <text:p text:style-name="Standard">| <text:s text:c="4"/>2 | <text:s/>200 | <text:s text:c="2"/>13 | domestic <text:s text:c="2"/>| 2020-07-11 | <text:s/>26000 |</text:p>
      <text:p text:style-name="Standard">| <text:s text:c="4"/>2 | <text:s/>200 | <text:s text:c="2"/>14 | domestic <text:s text:c="2"/>| 2020-10-13 | <text:s/>45000 |</text:p>
      <text:p text:style-name="Standard">| <text:s text:c="4"/>3 | <text:s/>300 | <text:s text:c="2"/>13 | commercial | 2020-07-11 | <text:s/>26000 |</text:p>
      <text:p text:style-name="Standard">| <text:s text:c="4"/>4 | <text:s/>400 | <text:s text:c="2"/>14 | commercial | 2022-07-15 | <text:s/>30000 |</text:p>
      <text:p text:style-name="Standard">| <text:s text:c="4"/>5 | <text:s/>200 | <text:s text:c="2"/>11 | domestic <text:s text:c="2"/>| 2023-07-09 | <text:s/>40000 |</text:p>
      <text:p text:style-name="Standard">| <text:s text:c="4"/>6 | <text:s/>200 | <text:s text:c="2"/>12 | domestic <text:s text:c="2"/>| 2023-07-09 | <text:s/>40000 |</text:p>
      <text:p text:style-name="Standard">+-------+------+------+------------+------------+--------+</text:p>
      <text:p text:style-name="Standard">8 rows in set (0.00 sec)</text:p>
      <text:p text:style-name="Standard"/>
      <text:p text:style-name="Standard">mysql&gt; select count(p.sp_no),v.v_no from solar_panel p,vendors v,install i where i.sp_no=p.sp_no and i.v_no=v.v_no i.type='domestic' group by v.v_no having count(p.sp_no)&gt;=ALL(select count(p.sp_no from solar_panel p,vendors v,install i where i.sp_no=p.sp_no and i.v_no=v.v_no and i.type='domestic group by v.v_no);</text:p>
      <text:p text:style-name="Standard"><text:s text:c="4"/>'&gt; ;</text:p>
      <text:p text:style-name="Standard"><text:s text:c="4"/>'&gt; jyguij</text:p>
      <text:p text:style-name="Standard"><text:soft-page-break/><text:s text:c="4"/>'&gt; </text:p>
      <text:p text:style-name="Standard"><text:s text:c="4"/>'&gt; </text:p>
      <text:p text:style-name="Standard"><text:s text:c="4"/>'&gt; </text:p>
      <text:p text:style-name="Standard"><text:s text:c="4"/>'&gt; </text:p>
      <text:p text:style-name="Standard"><text:s text:c="4"/>'&gt; </text:p>
      <text:p text:style-name="Standard"><text:s text:c="4"/>'&gt; </text:p>
      <text:p text:style-name="Standard"><text:s text:c="4"/>'&gt; </text:p>
      <text:p text:style-name="Standard"><text:s text:c="4"/>'&gt; </text:p>
      <text:p text:style-name="Standard"><text:s text:c="4"/>'&gt; ;</text:p>
      <text:p text:style-name="Standard"><text:s text:c="4"/>'&gt; </text:p>
      <text:p text:style-name="P2">priyanka</text:p>
      <text:p text:style-name="P2"/>
      <text:p text:style-name="P2">batch3@mcalab3-HP-280-Pro-G6-Microtower-PC:~$ mysql -u mca074 -p -h 172.16.34.124</text:p>
      <text:p text:style-name="P2">Enter password: </text:p>
      <text:p text:style-name="P2">Welcome to the MySQL monitor. <text:s/>Commands end with ; or \g.</text:p>
      <text:p text:style-name="P2">Your MySQL connection id is 178</text:p>
      <text:p text:style-name="P2">Server version: 8.0.33-0ubuntu0.22.04.2 (Ubuntu)</text:p>
      <text:p text:style-name="P2"/>
      <text:p text:style-name="P2">Copyright (c) 2000, 2023, Oracle and/or its affiliates.</text:p>
      <text:p text:style-name="P2"/>
      <text:p text:style-name="P2">Oracle is a registered trademark of Oracle Corporation and/or its</text:p>
      <text:p text:style-name="P2">affiliates. Other names may be trademarks of their respective</text:p>
      <text:p text:style-name="P2">owners.</text:p>
      <text:p text:style-name="P2"/>
      <text:p text:style-name="P2">Type 'help;' or '\h' for help. Type '\c' to clear the current input statement.</text:p>
      <text:p text:style-name="P2"/>
      <text:p text:style-name="P2">mysql&gt; use mca074;</text:p>
      <text:p text:style-name="P2">Reading table information for completion of table and column names</text:p>
      <text:p text:style-name="P2">You can turn off this feature to get a quicker startup with -A</text:p>
      <text:p text:style-name="P2"/>
      <text:p text:style-name="P2">Database changed</text:p>
      <text:p text:style-name="P2">mysql&gt; select u.u_add as address,sum(i.charge)as total from users u,install i,solar_panel p where u.u_no=i.u_no and p.sp_no=i.sp_no and p.type='poly' and exists(select u.u_add from users u,install i,solar_panel p where u.u_no=i.u_no and p.type='mono')group by u.u_add;</text:p>
      <text:p text:style-name="P2">Empty set (0.01 sec)</text:p>
      <text:p text:style-name="P2"/>
      <text:p text:style-name="P2">mysql&gt; </text:p>
      <text:p text:style-name="P2">mysql&gt; </text:p>
      <text:p text:style-name="P2">mysql&gt; </text:p>
      <text:p text:style-name="P2">mysql&gt; </text:p>
      <text:p text:style-name="P2">mysql&gt; </text:p>
      <text:p text:style-name="P2">mysql&gt; select u.u_add from users u,install i,solar_panel p where u.u_no=i.u_no and p.sp_no=i.sp_no and p.capacity=(select max(p.capacity) from </text:p>
      <text:p text:style-name="P2"><text:s text:c="4"/>-&gt; <text:s text:c="4"/>-&gt; <text:s/>solar_panel p);</text:p>
      <text:p text:style-name="P2">ERROR 1064 (42000): You have an error in your SQL syntax; check the manual that corresponds to your MySQL server version for the right syntax to use near '-&gt; <text:s/>solar_panel p)' at line 2</text:p>
      <text:p text:style-name="P2">mysql&gt; select u.u_add from users u,install i,solar_panel p where u.u_no=i.u_no and p.sp_no=i.sp_no and p.capacity=(select max(p.capacity) from </text:p>
      <text:p text:style-name="P2"><text:s text:c="4"/>-&gt; ;</text:p>
      <text:p text:style-name="P2">ERROR 1064 (42000): You have an error in your SQL syntax; check the manual that corresponds to your MySQL server version for the right syntax to use near '' at line 1</text:p>
      <text:p text:style-name="P2">mysql&gt; </text:p>
      <text:p text:style-name="P2"><text:soft-page-break/>mysql&gt; </text:p>
      <text:p text:style-name="P2">mysql&gt; </text:p>
      <text:p text:style-name="P2">mysql&gt; </text:p>
      <text:p text:style-name="P2">mysql&gt; </text:p>
      <text:p text:style-name="P2">mysql&gt; </text:p>
      <text:p text:style-name="P2">mysql&gt; </text:p>
      <text:p text:style-name="P2">mysql&gt; select u.u_add from users u,install i,solar_panel p where u.u_no=i.u_no and p.sp_no=i.sp_no and p.capacity=(select max(p.capacity) from </text:p>
      <text:p text:style-name="P2"><text:s text:c="4"/>-&gt; <text:s/>solar_panel p);</text:p>
      <text:p text:style-name="P2">+-----------+</text:p>
      <text:p text:style-name="P2">| u_add <text:s text:c="4"/>|</text:p>
      <text:p text:style-name="P2">+-----------+</text:p>
      <text:p text:style-name="P2">| rrnagar <text:s text:c="2"/>|</text:p>
      <text:p text:style-name="P2">| yelahanka |</text:p>
      <text:p text:style-name="P2">+-----------+</text:p>
      <text:p text:style-name="P2">2 rows in set (0.00 sec)</text:p>
      <text:p text:style-name="P2"/>
      <text:p text:style-name="P2">mysql&gt; select u.u_add from users u,install i,solar_panel p where u.u_no=i.u_no and p.sp_no=i.sp_no and p.type='mono';</text:p>
      <text:p text:style-name="P2">+-----------+</text:p>
      <text:p text:style-name="P2">| u_add <text:s text:c="4"/>|</text:p>
      <text:p text:style-name="P2">+-----------+</text:p>
      <text:p text:style-name="P2">| yelahanka |</text:p>
      <text:p text:style-name="P2">| yelahanka |</text:p>
      <text:p text:style-name="P2">+-----------+</text:p>
      <text:p text:style-name="P2">2 rows in set (0.01 sec)</text:p>
      <text:p text:style-name="P2"/>
      <text:p text:style-name="P2">mysql&gt; select u.u_add as address,sum(i.charge)as total from users u,install i,solar_panel p where u.u_no=i.u_no and p.sp_no=i.sp_no and p.type='poly' and exists(select u.u_add from users u,install i,solar_panel p where u.u_no=i.u_no and p.type='mono')group by u.u_add;</text:p>
      <text:p text:style-name="P2">Empty set (0.01 sec)</text:p>
      <text:p text:style-name="P2"/>
      <text:p text:style-name="P2">mysql&gt; select v.* from vendors v,install i,solar_panel p where p.sp_no=i.sp_no and v.v_no=i.v_no and i.i_date=(select min(i_date) from install </text:p>
      <text:p text:style-name="P2"><text:s text:c="4"/>-&gt; <text:s text:c="4"/>-&gt; <text:s/>i);</text:p>
      <text:p text:style-name="P2">ERROR 1064 (42000): You have an error in your SQL syntax; check the manual that corresponds to your MySQL server version for the right syntax to use near '-&gt; <text:s/>i)' at line 2</text:p>
      <text:p text:style-name="P2">mysql&gt; </text:p>
      <text:p text:style-name="P2">mysql&gt; </text:p>
      <text:p text:style-name="P2">mysql&gt; </text:p>
      <text:p text:style-name="P2">mysql&gt; </text:p>
      <text:p text:style-name="P2">mysql&gt; </text:p>
      <text:p text:style-name="P2">mysql&gt; </text:p>
      <text:p text:style-name="P2">mysql&gt; select * from users;</text:p>
      <text:p text:style-name="P2">+------+--------+-----------+</text:p>
      <text:p text:style-name="P2">| u_no | u_name | u_add <text:s text:c="4"/>|</text:p>
      <text:p text:style-name="P2">+------+--------+-----------+</text:p>
      <text:p text:style-name="P2">| <text:s text:c="2"/>11 | ravi <text:s text:c="2"/>| yelahanka |</text:p>
      <text:p text:style-name="P2">| <text:s text:c="2"/>12 | shashi | yelahanka |</text:p>
      <text:p text:style-name="P2">| <text:s text:c="2"/>13 | rohit <text:s/>| rrnagar <text:s text:c="2"/>|</text:p>
      <text:p text:style-name="P2">| <text:s text:c="2"/>14 | anhay <text:s/>| rrnagar <text:s text:c="2"/>|</text:p>
      <text:p text:style-name="P2">+------+--------+-----------+</text:p>
      <text:p text:style-name="P2"><text:soft-page-break/>4 rows in set (0.00 sec)</text:p>
      <text:p text:style-name="P2"/>
      <text:p text:style-name="P2">mysql&gt; select * from vendors;</text:p>
      <text:p text:style-name="P2">+------+----------+-----------+------------+</text:p>
      <text:p text:style-name="P2">| v_no | v_name <text:s text:c="2"/>| v_add <text:s text:c="4"/>| v_phone <text:s text:c="3"/>|</text:p>
      <text:p text:style-name="P2">+------+----------+-----------+------------+</text:p>
      <text:p text:style-name="P2">| <text:s/>100 | priyanka | yelahanka | 9945761868 |</text:p>
      <text:p text:style-name="P2">| <text:s/>200 | shivu <text:s text:c="3"/>| rrnagar <text:s text:c="2"/>| 9880395313 |</text:p>
      <text:p text:style-name="P2">| <text:s/>300 | namratha | rrnagar <text:s text:c="2"/>| 9880654748 |</text:p>
      <text:p text:style-name="P2">| <text:s/>400 | bharath <text:s/>| mathikere | 912345678 <text:s/>|</text:p>
      <text:p text:style-name="P2">+------+----------+-----------+------------+</text:p>
      <text:p text:style-name="P2">4 rows in set (0.00 sec)</text:p>
      <text:p text:style-name="P2"/>
      <text:p text:style-name="P2">mysql&gt; select * from install;</text:p>
      <text:p text:style-name="P2">+-------+------+------+------------+------------+--------+</text:p>
      <text:p text:style-name="P2">| sp_no | v_no | u_no | type <text:s text:c="6"/>| i_date <text:s text:c="4"/>| charge |</text:p>
      <text:p text:style-name="P2">+-------+------+------+------------+------------+--------+</text:p>
      <text:p text:style-name="P2">| <text:s text:c="4"/>1 | <text:s/>100 | <text:s text:c="2"/>11 | domestic <text:s text:c="2"/>| 2005-09-10 | <text:s/>24000 |</text:p>
      <text:p text:style-name="P2">| <text:s text:c="4"/>2 | <text:s/>200 | <text:s text:c="2"/>12 | domestic <text:s text:c="2"/>| 2009-08-10 | <text:s/>25000 |</text:p>
      <text:p text:style-name="P2">| <text:s text:c="4"/>2 | <text:s/>200 | <text:s text:c="2"/>13 | domestic <text:s text:c="2"/>| 2020-07-11 | <text:s/>26000 |</text:p>
      <text:p text:style-name="P2">| <text:s text:c="4"/>2 | <text:s/>200 | <text:s text:c="2"/>14 | domestic <text:s text:c="2"/>| 2020-10-13 | <text:s/>45000 |</text:p>
      <text:p text:style-name="P2">| <text:s text:c="4"/>3 | <text:s/>300 | <text:s text:c="2"/>13 | commercial | 2020-07-11 | <text:s/>26000 |</text:p>
      <text:p text:style-name="P2">| <text:s text:c="4"/>4 | <text:s/>400 | <text:s text:c="2"/>14 | commercial | 2022-07-15 | <text:s/>30000 |</text:p>
      <text:p text:style-name="P2">| <text:s text:c="4"/>5 | <text:s/>200 | <text:s text:c="2"/>11 | domestic <text:s text:c="2"/>| 2023-07-09 | <text:s/>40000 |</text:p>
      <text:p text:style-name="P2">| <text:s text:c="4"/>6 | <text:s/>200 | <text:s text:c="2"/>12 | domestic <text:s text:c="2"/>| 2023-07-09 | <text:s/>40000 |</text:p>
      <text:p text:style-name="P2">+-------+------+------+------------+------------+--------+</text:p>
      <text:p text:style-name="P2">8 rows in set (0.00 sec)</text:p>
      <text:p text:style-name="P2"/>
      <text:p text:style-name="P2">mysql&gt; select * from solar_panel;</text:p>
      <text:p text:style-name="P2">+-------+------------+----------+--------+------+</text:p>
      <text:p text:style-name="P2">| sp_no | sp_type <text:s text:c="3"/>| capacity | price <text:s/>| type |</text:p>
      <text:p text:style-name="P2">+-------+------------+----------+--------+------+</text:p>
      <text:p text:style-name="P2">| <text:s text:c="4"/>1 | domestic <text:s text:c="2"/>| 1000 <text:s text:c="4"/>| <text:s/>50000 | NULL |</text:p>
      <text:p text:style-name="P2">| <text:s text:c="4"/>2 | domestic <text:s text:c="2"/>| 2000 <text:s text:c="4"/>| <text:s/>50000 | NULL |</text:p>
      <text:p text:style-name="P2">| <text:s text:c="4"/>3 | commercial | 2000 <text:s text:c="4"/>| 100000 | NULL |</text:p>
      <text:p text:style-name="P2">| <text:s text:c="4"/>4 | commercial | 3000 <text:s text:c="4"/>| 200000 | NULL |</text:p>
      <text:p text:style-name="P2">| <text:s text:c="4"/>5 | commercial | 2000 <text:s text:c="4"/>| <text:s/>50000 | mono |</text:p>
      <text:p text:style-name="P2">| <text:s text:c="4"/>6 | commercial | 3000 <text:s text:c="4"/>| <text:s/>50000 | mono |</text:p>
      <text:p text:style-name="P2">| <text:s text:c="4"/>7 | commercial | 1000 <text:s text:c="4"/>| <text:s/>50000 | poly |</text:p>
      <text:p text:style-name="P2">+-------+------------+----------+--------+------+</text:p>
      <text:p text:style-name="P2">7 rows in set (0.00 sec)</text:p>
      <text:p text:style-name="P2"/>
      <text:p text:style-name="P2">mysql&gt; select u.u_add from users u,install i,solar_panel p where u.u_no=i.u_no and p.sp_no=i.sp_no and p.capacity=(select max(p.capacity) from solar_panel p);</text:p>
      <text:p text:style-name="P2">+-----------+</text:p>
      <text:p text:style-name="P2">| u_add <text:s text:c="4"/>|</text:p>
      <text:p text:style-name="P2">+-----------+</text:p>
      <text:p text:style-name="P2">| rrnagar <text:s text:c="2"/>|</text:p>
      <text:p text:style-name="P2">| yelahanka |</text:p>
      <text:p text:style-name="P2">+-----------+</text:p>
      <text:p text:style-name="P2">2 rows in set (0.00 sec)</text:p>
      <text:p text:style-name="P2"/>
      <text:p text:style-name="P2"><text:soft-page-break/>mysql&gt; select u.u_add from users u,install i,solar_panel p where u.u_no=i.u_no and p.sp_no=i.sp_no and p.capacity=(select max(p.capacity) from solar_panel p);</text:p>
      <text:p text:style-name="P2">+-----------+</text:p>
      <text:p text:style-name="P2">| u_add <text:s text:c="4"/>|</text:p>
      <text:p text:style-name="P2">+-----------+</text:p>
      <text:p text:style-name="P2">| rrnagar <text:s text:c="2"/>|</text:p>
      <text:p text:style-name="P2">| yelahanka |</text:p>
      <text:p text:style-name="P2">+-----------+</text:p>
      <text:p text:style-name="P2">2 rows in set (0.00 sec)</text:p>
      <text:p text:style-name="P2"/>
      <text:p text:style-name="P2">mysql&gt; select u.u_add as address,sum(i.charge)as total from users u,install i,solar_panel p where u.u_no=i.u_no and p.sp_no=i.sp_no and p.type='poly' and exists(select u.u_add from users u,install i,solar_panel p where u.u_no=i.u_no and p.type='mono')group by u.u_add;</text:p>
      <text:p text:style-name="P2">Empty set (0.00 sec)</text:p>
      <text:p text:style-name="P2"/>
      <text:p text:style-name="P2">mysql&gt; select v.* from vendors v,install i,solar_panel p where p.sp_no=i.sp_no and v.v_no=i.v_no and i.i_date=(select min(i_date) from install i);</text:p>
      <text:p text:style-name="P2">+------+----------+-----------+------------+</text:p>
      <text:p text:style-name="P2">| v_no | v_name <text:s text:c="2"/>| v_add <text:s text:c="4"/>| v_phone <text:s text:c="3"/>|</text:p>
      <text:p text:style-name="P2">+------+----------+-----------+------------+</text:p>
      <text:p text:style-name="P2">| <text:s/>100 | priyanka | yelahanka | 9945761868 |</text:p>
      <text:p text:style-name="P2">+------+----------+-----------+------------+</text:p>
      <text:p text:style-name="P2">1 row in set (0.00 sec)</text:p>
      <text:p text:style-name="P2"/>
      <text:p text:style-name="P2">mysql&gt; select avg(i.charge) as average from users u,solar_panel p,install i where i.sp_no=p.sp_no and i.type='commercial' group by i.charge having avg(i.charge);</text:p>
      <text:p text:style-name="P2">+------------+</text:p>
      <text:p text:style-name="P2">| average <text:s text:c="3"/>|</text:p>
      <text:p text:style-name="P2">+------------+</text:p>
      <text:p text:style-name="P2">| 30000.0000 |</text:p>
      <text:p text:style-name="P2">| 26000.0000 |</text:p>
      <text:p text:style-name="P2">+------------+</text:p>
      <text:p text:style-name="P2">2 rows in set (0.00 sec)</text:p>
      <text:p text:style-name="P2"/>
      <text:p text:style-name="P2">mysql&gt; </text:p>
      <text:p text:style-name="P2">mysql&gt; select u.u_add as address,sum(i.charge)as total from users u,install i,solar_panel p where u.u_no=i.u_no and p.sp_no=i.sp_no and p.type='poly' and exists(select u.u_add from users u,install i,solar_panel p where u.u_no=i.u_no and p.type='mono')group by u.u_add;</text:p>
      <text:p text:style-name="P2">Empty set (0.01 sec)</text:p>
      <text:p text:style-name="P2"/>
      <text:p text:style-name="P2">mysql&gt; select u.u_add from users u,install i,solar_panel p where u.u_no=i.u_no and p.sp_no=i.sp_no and p.capacity=(select max(p.capacity) from solar_panel p);</text:p>
      <text:p text:style-name="P2">+-----------+</text:p>
      <text:p text:style-name="P2">| u_add <text:s text:c="4"/>|</text:p>
      <text:p text:style-name="P2">+-----------+</text:p>
      <text:p text:style-name="P2">| rrnagar <text:s text:c="2"/>|</text:p>
      <text:p text:style-name="P2">| yelahanka |</text:p>
      <text:p text:style-name="P2">+-----------+</text:p>
      <text:p text:style-name="P2">2 rows in set (0.00 sec)</text:p>
      <text:p text:style-name="P2"/>
      <text:p text:style-name="P2">mysql&gt; 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0T14:23:23.496065027</meta:creation-date>
    <dc:date>2023-08-10T16:47:33.956803474</dc:date>
    <meta:editing-duration>PT3M20S</meta:editing-duration>
    <meta:editing-cycles>1</meta:editing-cycles>
    <meta:document-statistic meta:table-count="0" meta:image-count="0" meta:object-count="0" meta:page-count="13" meta:paragraph-count="518" meta:word-count="4535" meta:character-count="28251" meta:non-whitespace-character-count="23458"/>
    <meta:generator>LibreOffice/6.4.7.2$Linux_X86_64 LibreOffice_project/40$Build-2</meta:generator>
  </office:meta>
</office:document-meta>
</file>